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075in" fo:margin-left="-0.075in" fo:margin-top="0in" fo:margin-bottom="0in" table:align="left" style:writing-mode="lr-tb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0.8076in"/>
    </style:style>
    <style:style style:name="Table1.C" style:family="table-column">
      <style:table-column-properties style:column-width="0.892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694in" fo:padding-top="0.0694in" fo:padding-bottom="0in" fo:border="1pt solid #bfbfbf"/>
    </style:style>
    <style:style style:name="Table1.B2" style:family="table-cell" style:data-style-name="N0">
      <style:table-cell-properties style:vertical-align="middle" fo:padding-left="0.075in" fo:padding-right="0.0694in" fo:padding-top="0.0694in" fo:padding-bottom="0in" fo:border="1pt solid #bfbfbf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paragraph-properties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style:font-name-complex="Times New Roman1"/>
    </style:style>
    <style:style style:name="P5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fo:color="#000000" style:font-name="Times New Roman" style:font-name-complex="Times New Roman1"/>
    </style:style>
    <style:style style:name="P6" style:family="paragraph" style:parent-style-name="Standard" style:master-page-name="Standard">
      <style:paragraph-properties fo:orphans="0" fo:widows="0" style:page-number="auto"/>
    </style:style>
    <style:style style:name="P7" style:family="paragraph" style:parent-style-name="Standard">
      <style:paragraph-properties fo:orphans="0" fo:widows="0"/>
      <style:text-properties style:font-name="Times New Roman" fo:font-weight="bold" style:font-weight-asian="bold" style:font-name-complex="Times New Roman1" style:font-weight-complex="bold"/>
    </style:style>
    <style:style style:name="P8" style:family="paragraph" style:parent-style-name="Standard">
      <style:paragraph-properties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fo:font-weight="bold" style:font-weight-asian="bold" style:font-name-complex="Times New Roman1" style:font-weight-complex="bold"/>
    </style:style>
    <style:style style:name="P9" style:family="paragraph" style:parent-style-name="Standard">
      <style:paragraph-properties fo:orphans="0" fo:widows="0">
        <style:tab-stops>
          <style:tab-stop style:position="0.1528in"/>
          <style:tab-stop style:position="0.5in"/>
        </style:tab-stops>
      </style:paragraph-properties>
      <style:text-properties style:font-name="Times New Roman" fo:font-weight="bold" style:font-weight-asian="bold" style:font-name-complex="Times New Roman1"/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style:font-name-complex="Times New Roman1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officeooo:rsid="00114d0d" style:font-name-complex="Times New Roman1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officeooo:rsid="00114d0d" officeooo:paragraph-rsid="00114d0d" style:font-name-complex="Times New Roman1"/>
    </style:style>
    <style:style style:name="P13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style:font-name="Times New Roman" officeooo:rsid="001200aa" officeooo:paragraph-rsid="001200aa" style:font-name-complex="Times New Roman1"/>
    </style:style>
    <style:style style:name="P14" style:family="paragraph" style:parent-style-name="Standard">
      <style:paragraph-properties fo:orphans="0" fo:widows="0">
        <style:tab-stops>
          <style:tab-stop style:position="0.1528in"/>
          <style:tab-stop style:position="0.5in"/>
        </style:tab-stops>
      </style:paragraph-properties>
      <style:text-properties style:font-name="Times New Roman" fo:font-style="normal" fo:font-weight="normal" officeooo:rsid="000cdddc" officeooo:paragraph-rsid="000cdddc" style:font-style-asian="normal" style:font-weight-asian="normal" style:font-name-complex="Times New Roman1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fo:color="#0000ff" style:font-name="Times New Roman" officeooo:rsid="001064b8" style:font-name-complex="Times New Roman1"/>
    </style:style>
    <style:style style:name="P16" style:family="paragraph" style:parent-style-name="Standard">
      <style:paragraph-properties fo:text-align="center" style:justify-single-word="false" fo:orphans="0" fo:widows="0">
        <style:tab-stops>
          <style:tab-stop style:position="0.1in"/>
          <style:tab-stop style:position="0.25in"/>
        </style:tab-stops>
      </style:paragraph-properties>
      <style:text-properties fo:color="#000000" style:font-name="Times New Roman" style:font-name-complex="Times New Roman1"/>
    </style:style>
    <style:style style:name="P17" style:family="paragraph" style:parent-style-name="Standard" style:list-style-name="WWNum14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8" style:family="paragraph" style:parent-style-name="Standard" style:list-style-name="WWNum1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19" style:family="paragraph" style:parent-style-name="Standard" style:list-style-name="WWNum2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0" style:family="paragraph" style:parent-style-name="Standard" style:list-style-name="WWNum3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1" style:family="paragraph" style:parent-style-name="Standard" style:list-style-name="WWNum4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2" style:family="paragraph" style:parent-style-name="Standard" style:list-style-name="WWNum5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3" style:family="paragraph" style:parent-style-name="Standard" style:list-style-name="WWNum6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4" style:family="paragraph" style:parent-style-name="Standard" style:list-style-name="WWNum7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5" style:family="paragraph" style:parent-style-name="Standard" style:list-style-name="WWNum8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6" style:family="paragraph" style:parent-style-name="Standard" style:list-style-name="WWNum10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7" style:family="paragraph" style:parent-style-name="Standard" style:list-style-name="WWNum11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8" style:family="paragraph" style:parent-style-name="Standard" style:list-style-name="WWNum12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29" style:family="paragraph" style:parent-style-name="Standard" style:list-style-name="WWNum13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0" style:family="paragraph" style:parent-style-name="Standard" style:list-style-name="WWNum15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1" style:family="paragraph" style:parent-style-name="Standard" style:list-style-name="WWNum16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2" style:family="paragraph" style:parent-style-name="Standard" style:list-style-name="WWNum17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3" style:family="paragraph" style:parent-style-name="Standard" style:list-style-name="WWNum18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4" style:family="paragraph" style:parent-style-name="Standard" style:list-style-name="WWNum19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5" style:family="paragraph" style:parent-style-name="Standard" style:list-style-name="WWNum21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style:font-name-complex="Times New Roman1"/>
    </style:style>
    <style:style style:name="P36" style:family="paragraph" style:parent-style-name="Standard" style:list-style-name="WWNum9">
      <style:paragraph-properties fo:margin-left="0in" fo:margin-right="0in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weight="bold" style:font-weight-asian="bold" style:font-name-complex="Times New Roman1" style:font-weight-complex="bold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weight="normal" officeooo:rsid="000ab4de" style:font-weight-asian="normal" style:font-name-complex="Times New Roman1" style:font-weight-complex="normal"/>
    </style:style>
    <style:style style:name="T4" style:family="text">
      <style:text-properties officeooo:rsid="000cdddc"/>
    </style:style>
    <style:style style:name="T5" style:family="text">
      <style:text-properties officeooo:rsid="000e5322"/>
    </style:style>
    <style:style style:name="T6" style:family="text">
      <style:text-properties officeooo:rsid="0010130a"/>
    </style:style>
    <style:style style:name="T7" style:family="text">
      <style:text-properties officeooo:rsid="00114d0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ame:</text:span><text:span text:style-name="T2"> </text:span></text:p>
      <text:p text:style-name="P1"><text:span text:style-name="T1">Grader:</text:span><text:span text:style-name="T2"> </text:span></text:p>
      <text:p text:style-name="P7">Assignment: Lab 3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A1" office:value-type="string">
            <text:p text:style-name="P4">Total</text:p>
          </table:table-cell>
        </table:table-row>
        <table:table-row table:style-name="Table1.1">
          <table:table-cell table:style-name="Table1.A1" office:value-type="string">
            <text:p text:style-name="P2">Final Grade</text:p>
          </table:table-cell>
          <table:table-cell table:style-name="Table1.B2" table:formula="ooow:sum&lt;B3:B34&gt;" office:value-type="float" office:value="0">
            <text:p text:style-name="P15">0</text:p>
          </table:table-cell>
          <table:table-cell table:style-name="Table1.B2" table:formula="ooow:sum&lt;C3:C34&gt;" office:value-type="float" office:value="105">
            <text:p text:style-name="P11">10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Tarball/File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959925481537279298" text:style-name="WWNum1">
              <text:list-item>
                <text:p text:style-name="P18">Tarball is named and works properly: cse107_firstname_lastname_lab3.tar.gz</text:p>
              </text:list-item>
            </text:list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</text:p>
          </table:table-cell>
        </table:table-row>
        <table:table-row table:style-name="Table1.1">
          <table:table-cell table:style-name="Table1.A1" office:value-type="string">
            <text:list xml:id="list6147941049753316034" text:style-name="WWNum2">
              <text:list-item>
                <text:p text:style-name="P19">Tarball contains stringfun.py, fractions.py, spiral.py, parity.py, navigate2.py, <text:span text:style-name="T4">and </text:span>sorted.py.</text:p>
              </text:list-item>
            </text:list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</text:p>
          </table:table-cell>
        </table:table-row>
        <table:table-row table:style-name="Table1.1">
          <table:table-cell table:style-name="Table1.A1" office:value-type="string">
            <text:list xml:id="list2791404804831406797" text:style-name="WWNum3">
              <text:list-item>
                <text:p text:style-name="P20">Code follows PEP 8 and PEP 257 style guides including proper use of main() boilerplate and code formatting (Sections 2 and 2.3 in the lab PDF<text:span text:style-name="T6">)</text:span></text:p>
              </text:list-item>
            </text:list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</text:p>
          </table:table-cell>
        </table:table-row>
        <table:table-row table:style-name="Table1.1">
          <table:table-cell table:style-name="Table1.A1" office:value-type="string">
            <text:list xml:id="list5494753602380555399" text:style-name="WWNum4">
              <text:list-item>
                <text:p text:style-name="P21"/>
              </text:list-item>
            </text:list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stringfun.py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2566148447922810606" text:style-name="WWNum5">
              <text:list-item>
                <text:p text:style-name="P22">Wrote a function ends() that takes in a string and prints the first two and last two characters of the string.</text:p>
              </text:list-item>
            </text:list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12">5</text:p>
          </table:table-cell>
        </table:table-row>
        <table:table-row table:style-name="Table1.1">
          <table:table-cell table:style-name="Table1.A1" office:value-type="string">
            <text:list xml:id="list7370478117474709871" text:style-name="WWNum6">
              <text:list-item>
                <text:p text:style-name="P23">Wrote a function mix() that takes two strings as arguments and prints the strings with their first two characters swapped.</text:p>
              </text:list-item>
            </text:list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13">7</text:p>
          </table:table-cell>
        </table:table-row>
        <table:table-row table:style-name="Table1.1">
          <table:table-cell table:style-name="Table1.A1" office:value-type="string">
            <text:list xml:id="list5063582460447971265" text:style-name="WWNum7">
              <text:list-item>
                <text:p text:style-name="P24">Wrote a function splitit() that takes two strings as arguments, splits them in half, and prints them concatenated in the order a-front + b-front + a-back + b-back. If a string's length is odd, the extra character goes in the front half.</text:p>
              </text:list-item>
            </text:list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13">7</text:p>
          </table:table-cell>
        </table:table-row>
        <table:table-row table:style-name="Table1.1">
          <table:table-cell table:style-name="Table1.A1" office:value-type="string">
            <text:list xml:id="list5398933153603363875" text:style-name="WWNum8">
              <text:list-item>
                <text:p text:style-name="P25"/>
              </text:list-item>
            </text:list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2060442222865814037" text:style-name="WWNum9">
              <text:list-item>
                <text:p text:style-name="P36">fractions.py: </text:p>
              </text:list-item>
            </text:list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3852907204308193193" text:style-name="WWNum10">
              <text:list-item>
                <text:p text:style-name="P26">Wrote a function that takes in two fractions, multiplies them together, and returns the result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3">7</text:p>
          </table:table-cell>
        </table:table-row>
        <table:table-row table:style-name="Table1.1">
          <table:table-cell table:style-name="Table1.A1" office:value-type="string">
            <text:list xml:id="list402223416951044709" text:style-name="WWNum11">
              <text:list-item>
                <text:p text:style-name="P27">Wrote a function that takes in two fractions, divides one by the other, and returns the result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3">7</text:p>
          </table:table-cell>
        </table:table-row>
        <table:table-row table:style-name="Table1.1">
          <table:table-cell table:style-name="Table1.A1" office:value-type="string">
            <text:list xml:id="list2601744096686861794" text:style-name="WWNum12">
              <text:list-item>
                <text:p text:style-name="P28">Wrote a function that takes a list of fractions and returns the smallest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3">7</text:p>
          </table:table-cell>
        </table:table-row>
        <table:table-row table:style-name="Table1.1">
          <table:table-cell table:style-name="Table1.A1" office:value-type="string">
            <text:list xml:id="list4021268344527956583" text:style-name="WWNum13">
              <text:list-item>
                <text:p text:style-name="P29">For all of the above functions, represents the fractions as tuples in the form (numerator, denominator)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3">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spiral.py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8252289536418831972" text:style-name="WWNum14">
              <text:list-item>
                <text:p text:style-name="P17"><text:span text:style-name="T2">Use a for loop, range, and turtle to draw something resembling </text:span><text:soft-page-break/><text:span text:style-name="T2">a spiral.</text:span>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2">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parity.py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5043018710757636494" text:style-name="WWNum15">
              <text:list-item>
                <text:p text:style-name="P30">Takes in numbers until stop is entered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2">5</text:p>
          </table:table-cell>
        </table:table-row>
        <table:table-row table:style-name="Table1.1">
          <table:table-cell table:style-name="Table1.A1" office:value-type="string">
            <text:list xml:id="list3713651432050391115" text:style-name="WWNum16">
              <text:list-item>
                <text:p text:style-name="P31">Splits the numbers into three lists: one with all the numbers, one with only the even numbers, one with only the odd numbers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2">5</text:p>
          </table:table-cell>
        </table:table-row>
        <table:table-row table:style-name="Table1.1">
          <table:table-cell table:style-name="Table1.A1" office:value-type="string">
            <text:list xml:id="list5325763187661097184" text:style-name="WWNum17">
              <text:list-item>
                <text:p text:style-name="P32">For each list, print out the list as well as its average and sum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2">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navigate2.py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1531378284405481659" text:style-name="WWNum18">
              <text:list-item>
                <text:p text:style-name="P33">Modify navigate.py from Lab 2 so that the actions are not performed until after stop is entered, at which point they are run in the order entered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4">10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sorted.py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6173188919288851707" text:style-name="WWNum19">
              <text:list-item>
                <text:p text:style-name="P34">Takes in numbers until stop is entered. As each number is entered, insert it into a list so that the list is always sorted. Do not use any of the built-in sorting functions.</text:p>
              </text:list-item>
            </text:list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4">10</text:p>
          </table:table-cell>
        </table:table-row>
        <table:table-row table:style-name="Table1.1">
          <table:table-cell table:style-name="Table1.A1" office:value-type="string">
            <text:list xml:id="list2926350993303843509" text:style-name="WWNum21">
              <text:list-item>
                <text:p text:style-name="P35"/>
              </text:list-item>
            </text:list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9">Extra Credit: bezier.py</text:p>
            <text:p text:style-name="P14">Passes all tests. Code follows PEP 8 and PEP 257.</text:p>
          </table:table-cell>
          <table:table-cell table:style-name="Table1.A1" office:value-type="string">
            <text:p text:style-name="P5">0<text:bookmark text:name="_GoBack"/></text:p>
          </table:table-cell>
          <table:table-cell table:style-name="Table1.A1" office:value-type="string">
            <text:p text:style-name="P4">5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 McBride</meta:initial-creator>
    <meta:editing-cycles>9</meta:editing-cycles>
    <meta:creation-date>2016-02-22T23:46:00</meta:creation-date>
    <dc:date>2016-03-01T10:11:44.654228338</dc:date>
    <meta:editing-duration>PT8M48S</meta:editing-duration>
    <meta:generator>LibreOffice/5.0.2.2$Linux_ARM_EABI LibreOffice_project/00m0$Build-2</meta:generator>
    <meta:document-statistic meta:table-count="1" meta:image-count="0" meta:object-count="0" meta:page-count="2" meta:paragraph-count="70" meta:word-count="388" meta:character-count="2036" meta:non-whitespace-character-count="17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